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0.7555in"/>
    </style:style>
    <style:style style:name="co4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17"/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ce4"/>
        <table:table-column table:style-name="co4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re0.wc.arff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ase Learner</text:p>
          </table:table-cell>
          <table:table-cell table:style-name="ce5" office:value-type="string">
            <text:p>Vanilla</text:p>
          </table:table-cell>
          <table:table-cell table:style-name="ce5" office:value-type="string">
            <text:p>Bagging</text:p>
          </table:table-cell>
          <table:table-cell table:style-name="ce5" office:value-type="string">
            <text:p>Boosting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NaiveBayesMultinomial</text:p>
          </table:table-cell>
          <table:table-cell office:value-type="percentage" office:value="0.803856">
            <office:annotation draw:style-name="gr1" draw:text-style-name="P1" svg:width="3.3661in" svg:height="0.2346in" svg:x="2.6118in" svg:y="0in" draw:caption-point-x="-0.2402in" draw:caption-point-y="0.3594in">
              <dc:creator>GS</dc:creator>
              <dc:date>2012-04-13T00:00:00</dc:date>
              <text:p text:style-name="P1"><text:span text:style-name="T1">weka.classifiers.bayes.NaiveBayesMultinomial</text:span></text:p>
            </office:annotation>
            <text:p>80.3856%</text:p>
          </table:table-cell>
          <table:table-cell office:value-type="percentage" office:value="0.801862">
            <office:annotation draw:style-name="gr1" draw:text-style-name="P1" svg:width="6.4307in" svg:height="0.2346in" svg:x="3.3646in" svg:y="0in" draw:caption-point-x="-0.2402in" draw:caption-point-y="0.3594in">
              <dc:creator>GS</dc:creator>
              <dc:date>2012-04-13T00:00:00</dc:date>
              <text:p text:style-name="P1"><text:span text:style-name="T1">weka.classifiers.meta.Bagging -P 100 -S 1 -I 30 -W weka.classifiers.bayes.NaiveBayesMultinomial</text:span></text:p>
            </office:annotation>
            <text:p>80.1862%</text:p>
          </table:table-cell>
          <table:table-cell office:value-type="percentage" office:value="0.771277">
            <office:annotation draw:style-name="gr1" draw:text-style-name="P1" svg:width="6.7858in" svg:height="0.2346in" svg:x="4.1173in" svg:y="0in" draw:caption-point-x="-0.2402in" draw:caption-point-y="0.3594in">
              <dc:creator>GS</dc:creator>
              <dc:date>2012-04-13T00:00:00</dc:date>
              <text:p text:style-name="P1"><text:span text:style-name="T1">weka.classifiers.meta.AdaBoostM1 -P 100 -S 1 -I 30 -W weka.classifiers.bayes.NaiveBayesMultinomial</text:span></text:p>
            </office:annotation>
            <text:p>77.1277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bSVM + Linear Kernel</text:p>
          </table:table-cell>
          <table:table-cell office:value-type="percentage" office:value="0.831782">
            <office:annotation draw:style-name="gr1" draw:text-style-name="P1" svg:width="6.602in" svg:height="0.2346in" svg:x="2.6118in" svg:y="0in" draw:caption-point-x="-0.2402in" draw:caption-point-y="0.537in">
              <dc:creator>GS</dc:creator>
              <dc:date>2012-04-13T00:00:00</dc:date>
              <text:p text:style-name="P1"><text:span text:style-name="T1">weka.classifiers.functions.LibSVM -S 0 -K 0 -D 4 -G 0.1 -R 1.0 -N 0.5 -M 2000.0 -C 1.0 -E 1.0E-4 -P 0.1</text:span></text:p>
            </office:annotation>
            <text:p>83.1782%</text:p>
          </table:table-cell>
          <table:table-cell office:value-type="percentage" office:value="0.839096">
            <office:annotation draw:style-name="gr1" draw:text-style-name="P1" svg:width="9.8858in" svg:height="0.2346in" svg:x="3.3646in" svg:y="0in" draw:caption-point-x="-0.2402in" draw:caption-point-y="0.537in">
              <dc:creator>GS</dc:creator>
              <dc:date>2012-04-13T00:00:00</dc:date>
              <text:p text:style-name="P1"><text:span text:style-name="T1">weka.classifiers.meta.Bagging -P 100 -S 1 -I 30 -W weka.classifiers.functions.LibSVM -- -S 0 -K 0 -D 4 -G 0.1 -R 1.0 -N 0.5 -M 2000.0 -C 1.0 -E 1.0E-4 -P 0.1</text:span></text:p>
            </office:annotation>
            <text:p>83.9096%</text:p>
          </table:table-cell>
          <table:table-cell office:value-type="percentage" office:value="0.831117">
            <office:annotation draw:style-name="gr1" draw:text-style-name="P1" svg:width="10.3177in" svg:height="0.2346in" svg:x="4.1173in" svg:y="0in" draw:caption-point-x="-0.2402in" draw:caption-point-y="0.537in">
              <dc:creator>GS</dc:creator>
              <dc:date>2012-04-13T00:00:00</dc:date>
              <text:p text:style-name="P1"><text:span text:style-name="T1">weka.classifiers.meta.AdaBoostM1 -P 100 -S 1 -I 30 -W weka.classifiers.functions.LibSVM -- -S 0 -K 0 -D 4 -G 0.1 -R 1.0 -N 0.5 -M 2000.0 -C 1.0 -E 1.0E-4 -P 0.1</text:span></text:p>
            </office:annotation>
            <text:p>83.1117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48</text:p>
          </table:table-cell>
          <table:table-cell office:value-type="percentage" office:value="0.75266">
            <office:annotation draw:style-name="gr1" draw:text-style-name="P1" svg:width="3.1138in" svg:height="0.2346in" svg:x="2.6118in" svg:y="0.1193in" draw:caption-point-x="-0.2402in" draw:caption-point-y="0.5957in">
              <dc:creator>GS</dc:creator>
              <dc:date>2012-04-15T00:00:00</dc:date>
              <text:p text:style-name="P1"><text:span text:style-name="T1">weka.classifiers.trees.J48 -C 0.25 -M 2</text:span></text:p>
            </office:annotation>
            <text:p>75.2660%</text:p>
          </table:table-cell>
          <table:table-cell office:value-type="percentage" office:value="0.791888">
            <office:annotation draw:style-name="gr1" draw:text-style-name="P1" svg:width="5.9917in" svg:height="0.2346in" svg:x="3.3646in" svg:y="0.1193in" draw:caption-point-x="-0.2402in" draw:caption-point-y="0.5957in">
              <dc:creator>GS</dc:creator>
              <dc:date>2012-04-15T00:00:00</dc:date>
              <text:p text:style-name="P1"><text:span text:style-name="T1">weka.classifiers.meta.Bagging -P 100 -S 1 -I 30 -W weka.classifiers.trees.J48 -- -C 0.25 -M 2</text:span></text:p>
            </office:annotation>
            <text:p>79.1888%</text:p>
          </table:table-cell>
          <table:table-cell office:value-type="percentage" office:value="0.8125">
            <office:annotation draw:style-name="gr1" draw:text-style-name="P1" svg:width="6.5555in" svg:height="0.2346in" svg:x="4.1173in" svg:y="0.1193in" draw:caption-point-x="-0.2402in" draw:caption-point-y="0.5957in">
              <dc:creator>GS</dc:creator>
              <dc:date>2012-04-16T00:00:00</dc:date>
              <text:p text:style-name="P1"><text:span text:style-name="T1">weka.classifiers.meta.AdaBoostM1 -P 100 -S 1 -I 30 -W weka.classifiers.trees.J48 -- -C 0.25 -M 2</text:span></text:p>
            </office:annotation>
            <text:p>81.25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h0.wc.arff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ase Learner</text:p>
          </table:table-cell>
          <table:table-cell table:style-name="ce5" office:value-type="string">
            <text:p>Vanilla</text:p>
          </table:table-cell>
          <table:table-cell table:style-name="ce5" office:value-type="string">
            <text:p>Bagging</text:p>
          </table:table-cell>
          <table:table-cell table:style-name="ce5" office:value-type="string">
            <text:p>Boosting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NaiveBayesMultinomial</text:p>
          </table:table-cell>
          <table:table-cell office:value-type="percentage" office:value="0.890329">
            <text:p>89.0329%</text:p>
          </table:table-cell>
          <table:table-cell office:value-type="percentage" office:value="0.896311">
            <text:p>89.6311%</text:p>
          </table:table-cell>
          <table:table-cell office:value-type="percentage" office:value="0.86341">
            <text:p>86.341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bSVM + Linear Kernel</text:p>
          </table:table-cell>
          <table:table-cell table:number-columns-repeated="2" office:value-type="percentage" office:value="0.868395">
            <text:p>86.8395%</text:p>
          </table:table-cell>
          <table:table-cell office:value-type="percentage" office:value="0.846461">
            <text:p>84.6461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48</text:p>
          </table:table-cell>
          <table:table-cell office:value-type="percentage" office:value="0.804586">
            <text:p>80.4586%</text:p>
          </table:table-cell>
          <table:table-cell office:value-type="percentage" office:value="0.850449">
            <text:p>85.0449%</text:p>
          </table:table-cell>
          <table:table-cell office:value-type="percentage" office:value="0.874377">
            <text:p>87.4377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r11.wc.arff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ase Learner</text:p>
          </table:table-cell>
          <table:table-cell table:style-name="ce5" office:value-type="string">
            <text:p>Vanilla</text:p>
          </table:table-cell>
          <table:table-cell table:style-name="ce5" office:value-type="string">
            <text:p>Bagging</text:p>
          </table:table-cell>
          <table:table-cell table:style-name="ce5" office:value-type="string">
            <text:p>Boosting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>
            <text:p>NaiveBayesMultinomial</text:p>
          </table:table-cell>
          <table:table-cell office:value-type="percentage" office:value="0.847826">
            <text:p>84.7826%</text:p>
          </table:table-cell>
          <table:table-cell office:value-type="percentage" office:value="0.852657">
            <text:p>85.2657%</text:p>
          </table:table-cell>
          <table:table-cell office:value-type="percentage" office:value="0.864734">
            <text:p>86.4734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bSVM + Linear Kernel</text:p>
          </table:table-cell>
          <table:table-cell table:number-columns-repeated="2" office:value-type="percentage" office:value="0.871981">
            <text:p>87.1981%</text:p>
          </table:table-cell>
          <table:table-cell office:value-type="percentage" office:value="0.879227">
            <text:p>87.9227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48</text:p>
          </table:table-cell>
          <table:table-cell office:value-type="percentage" office:value="0.772947">
            <text:p>77.2947%</text:p>
          </table:table-cell>
          <table:table-cell office:value-type="percentage" office:value="0.816425">
            <text:p>81.6425%</text:p>
          </table:table-cell>
          <table:table-cell office:value-type="percentage" office:value="0.891304">
            <text:p>89.1304%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16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y Steelman</meta:initial-creator>
    <meta:creation-date>2012-04-12T20:29:38.39</meta:creation-date>
    <dc:date>2012-04-16T16:42:45.65</dc:date>
    <dc:creator>Gary Steelman</dc:creator>
    <meta:editing-duration>P3DT6H21M48S</meta:editing-duration>
    <meta:editing-cycles>43</meta:editing-cycles>
    <meta:generator>OpenOffice.org/3.3$Win32 OpenOffice.org_project/330m20$Build-9567</meta:generator>
    <meta:document-statistic meta:table-count="3" meta:cell-count="51" meta:object-count="0"/>
  </office:meta>
</office:document-meta>
</file>